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a021c" officeooo:paragraph-rsid="001a021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4.3. Busca información sobre 5 ejemplos reales y muy peligrosos de malware. Primero pon la definición del tipo de malware y después haz una ficha con el nombre, nombre de archivo y método de propagación e infección y mecanismo de reparación.</text:p>
      <text:p text:style-name="Standard"/>
      <text:list xml:id="list3613725973" text:style-name="L1">
        <text:list-item>
          <text:p text:style-name="P1">I love you</text:p>
        </text:list-item>
        <text:list-item>
          <text:p text:style-name="P1">MyDoom</text:p>
        </text:list-item>
        <text:list-item>
          <text:p text:style-name="P1">Gameover Zeus</text:p>
        </text:list-item>
        <text:list-item>
          <text:p text:style-name="P1">Nuwar</text:p>
        </text:list-item>
        <text:list-item>
          <text:p text:style-name="P1">El Gusano de “Morris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1-09T11:17:11.956769128</meta:creation-date>
    <dc:date>2020-01-09T11:21:26.457643218</dc:date>
    <dc:creator>I103-02 </dc:creator>
    <meta:editing-duration>PT4M15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6" meta:word-count="57" meta:character-count="308" meta:non-whitespace-character-count="262"/>
  </office:meta>
</office:document-meta>
</file>